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style:text-underline-style="solid" style:text-underline-color="font-color"/>
    </style:style>
    <style:style style:name="T1_2" style:family="text">
      <style:text-properties style:text-underline-style="solid" style:text-underline-color="font-color"/>
    </style:style>
    <style:style style:name="T1_3" style:family="text">
      <style:text-properties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>
      <style:text-properties fo:font-style="italic" style:font-style-asian="italic" style:font-style-complex="italic"/>
    </style:style>
    <style:style style:name="T4_113" style:family="text">
      <style:text-properties fo:font-style="italic" style:font-style-asian="italic" style:font-style-complex="italic"/>
    </style:style>
    <style:style style:name="T4_114" style:family="text"/>
    <style:style style:name="T4_115" style:family="text"/>
    <style:style style:name="T4_116" style:family="text">
      <style:text-properties fo:font-style="italic" style:font-style-asian="italic" style:font-style-complex="italic"/>
    </style:style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5.503cm"/>
    </style:style>
    <style:style style:name="Column2" style:family="table-column">
      <style:table-column-properties style:column-width="5.503cm"/>
    </style:style>
    <style:style style:name="Column3" style:family="table-column">
      <style:table-column-properties style:column-width="5.503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  <style:text-properties fo:color="#cccccc"/>
    </style:style>
    <style:style style:name="P28" style:family="paragraph" style:parent-style-name="Standard">
      <style:paragraph-properties fo:break-before="auto" fo:line-height="115%" style:writing-mode="lr-tb"/>
      <style:text-properties fo:color="#cccccc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Preprocessor</text:span><text:span text:style-name="T1_2"><text:s/></text:span><text:span text:style-name="T1_3">Directives</text:span></text:p>
      <text:p text:style-name="P2"/>
      <text:p text:style-name="P3"><text:span text:style-name="T3_1"><text:tab/></text:span><text:span text:style-name="T3_2">Preprocessor</text:span><text:span text:style-name="T3_3"><text:s/></text:span><text:span text:style-name="T3_4">directives</text:span><text:span text:style-name="T3_5"><text:s/></text:span><text:span text:style-name="T3_6">are</text:span><text:span text:style-name="T3_7"><text:s/></text:span><text:span text:style-name="T3_8">lines</text:span><text:span text:style-name="T3_9"><text:s/></text:span><text:span text:style-name="T3_10">of</text:span><text:span text:style-name="T3_11"><text:s/></text:span><text:span text:style-name="T3_12">code</text:span><text:span text:style-name="T3_13"><text:s/></text:span><text:span text:style-name="T3_14">that</text:span><text:span text:style-name="T3_15"><text:s/></text:span><text:span text:style-name="T3_16">are</text:span><text:span text:style-name="T3_17"><text:s/></text:span><text:span text:style-name="T3_18">executed</text:span><text:span text:style-name="T3_19"><text:s/></text:span><text:span text:style-name="T3_20">before</text:span><text:span text:style-name="T3_21"><text:s/></text:span><text:span text:style-name="T3_22">the</text:span><text:span text:style-name="T3_23"><text:s/></text:span><text:span text:style-name="T3_24">compilation</text:span><text:span text:style-name="T3_25"><text:s/></text:span><text:span text:style-name="T3_26">of</text:span><text:span text:style-name="T3_27"><text:s/></text:span><text:span text:style-name="T3_28">the</text:span><text:span text:style-name="T3_29"><text:s/></text:span><text:span text:style-name="T3_30">code</text:span><text:span text:style-name="T3_31"><text:s/></text:span><text:span text:style-name="T3_32">begins</text:span><text:span text:style-name="T3_33">.<text:s/></text:span><text:span text:style-name="T3_34">These</text:span><text:span text:style-name="T3_35"><text:s/></text:span><text:span text:style-name="T3_36">directives</text:span><text:span text:style-name="T3_37"><text:s/></text:span><text:span text:style-name="T3_38">are</text:span><text:span text:style-name="T3_39"><text:s/></text:span><text:span text:style-name="T3_40">kind</text:span><text:span text:style-name="T3_41"><text:s/></text:span><text:span text:style-name="T3_42">of</text:span><text:span text:style-name="T3_43"><text:s/></text:span><text:span text:style-name="T3_44">like</text:span><text:span text:style-name="T3_45"><text:s/></text:span><text:span text:style-name="T3_46">getting</text:span><text:span text:style-name="T3_47"><text:s/></text:span><text:span text:style-name="T3_48">everyone</text:span><text:span text:style-name="T3_49"><text:s/></text:span><text:span text:style-name="T3_50">in</text:span><text:span text:style-name="T3_51"><text:s/></text:span><text:span text:style-name="T3_52">a</text:span><text:span text:style-name="T3_53"><text:s/></text:span><text:span text:style-name="T3_54">room</text:span><text:span text:style-name="T3_55"><text:s/></text:span><text:span text:style-name="T3_56">before</text:span><text:span text:style-name="T3_57"><text:s/></text:span><text:span text:style-name="T3_58">starting</text:span><text:span text:style-name="T3_59"><text:s/></text:span><text:span text:style-name="T3_60">a</text:span><text:span text:style-name="T3_61"><text:s/></text:span><text:span text:style-name="T3_62">project</text:span><text:span text:style-name="T3_63"><text:s/></text:span><text:span text:style-name="T3_64">or</text:span><text:span text:style-name="T3_65"><text:s/></text:span><text:span text:style-name="T3_66">doing</text:span><text:span text:style-name="T3_67"><text:s/></text:span><text:span text:style-name="T3_68">warmups</text:span><text:span text:style-name="T3_69"><text:s/></text:span><text:span text:style-name="T3_70">before</text:span><text:span text:style-name="T3_71"><text:s/></text:span><text:span text:style-name="T3_72">running</text:span><text:span text:style-name="T3_73"><text:s/></text:span><text:span text:style-name="T3_74">a</text:span><text:span text:style-name="T3_75"><text:s/></text:span><text:span text:style-name="T3_76">race</text:span><text:span text:style-name="T3_77">.<text:s/></text:span></text:p>
      <text:p text:style-name="P4"><text:span text:style-name="T4_1"><text:tab/></text:span><text:span text:style-name="T4_2">When</text:span><text:span text:style-name="T4_3"><text:s/></text:span><text:span text:style-name="T4_4">we</text:span><text:span text:style-name="T4_5"><text:s/></text:span><text:span text:style-name="T4_6">want</text:span><text:span text:style-name="T4_7"><text:s/></text:span><text:span text:style-name="T4_8">to</text:span><text:span text:style-name="T4_9"><text:s/></text:span><text:span text:style-name="T4_10">include</text:span><text:span text:style-name="T4_11"><text:s/></text:span><text:span text:style-name="T4_12">a</text:span><text:span text:style-name="T4_13"><text:s/></text:span><text:span text:style-name="T4_14">system</text:span><text:span text:style-name="T4_15"><text:s/></text:span><text:span text:style-name="T4_16">library</text:span><text:span text:style-name="T4_17"><text:s/></text:span><text:span text:style-name="T4_18">or</text:span><text:span text:style-name="T4_19"><text:s/></text:span><text:span text:style-name="T4_20">a</text:span><text:span text:style-name="T4_21"><text:s/></text:span><text:span text:style-name="T4_22">file</text:span><text:span text:style-name="T4_23"><text:s/></text:span><text:span text:style-name="T4_24">in</text:span><text:span text:style-name="T4_25"><text:s/></text:span><text:span text:style-name="T4_26">the</text:span><text:span text:style-name="T4_27"><text:s/></text:span><text:span text:style-name="T4_28">current</text:span><text:span text:style-name="T4_29"><text:s/></text:span><text:span text:style-name="T4_30">directory</text:span><text:span text:style-name="T4_31">,<text:s/></text:span><text:span text:style-name="T4_32">we</text:span><text:span text:style-name="T4_33"><text:s/></text:span><text:span text:style-name="T4_34">use</text:span><text:span text:style-name="T4_35"><text:s/></text:span><text:span text:style-name="T4_36">the</text:span><text:span text:style-name="T4_37"><text:s/></text:span><text:span text:style-name="T4_38">keyword</text:span><text:span text:style-name="T4_39"><text:s/>#</text:span><text:span text:style-name="T4_40">include</text:span><text:span text:style-name="T4_41"><text:s/></text:span><text:span text:style-name="T4_42">plus</text:span><text:span text:style-name="T4_43"><text:s/></text:span><text:span text:style-name="T4_44">the</text:span><text:span text:style-name="T4_45"><text:s/></text:span><text:span text:style-name="T4_46">file</text:span><text:span text:style-name="T4_47"><text:s/></text:span><text:span text:style-name="T4_48">name</text:span><text:span text:style-name="T4_49"><text:s/></text:span><text:span text:style-name="T4_50">or</text:span><text:span text:style-name="T4_51"><text:s/></text:span><text:span text:style-name="T4_52">system</text:span><text:span text:style-name="T4_53"><text:s/></text:span><text:span text:style-name="T4_54">name</text:span><text:span text:style-name="T4_55">.<text:s/></text:span><text:span text:style-name="T4_56">The</text:span><text:span text:style-name="T4_57"><text:s/></text:span><text:span text:style-name="T4_58">way</text:span><text:span text:style-name="T4_59"><text:s/></text:span><text:span text:style-name="T4_60">we</text:span><text:span text:style-name="T4_61"><text:s/></text:span><text:span text:style-name="T4_62">distinguish</text:span><text:span text:style-name="T4_63"><text:s/></text:span><text:span text:style-name="T4_64">between</text:span><text:span text:style-name="T4_65"><text:s/></text:span><text:span text:style-name="T4_66">a</text:span><text:span text:style-name="T4_67"><text:s/></text:span><text:span text:style-name="T4_68">system</text:span><text:span text:style-name="T4_69"><text:s/></text:span><text:span text:style-name="T4_70">library</text:span><text:span text:style-name="T4_71"><text:s/></text:span><text:span text:style-name="T4_72">and</text:span><text:span text:style-name="T4_73"><text:s/></text:span><text:span text:style-name="T4_74">a</text:span><text:span text:style-name="T4_75"><text:s/></text:span><text:span text:style-name="T4_76">file</text:span><text:span text:style-name="T4_77"><text:s/></text:span><text:span text:style-name="T4_78">is</text:span><text:span text:style-name="T4_79"><text:s/></text:span><text:span text:style-name="T4_80">inequality</text:span><text:span text:style-name="T4_81"><text:s/></text:span><text:span text:style-name="T4_82">signs</text:span><text:span text:style-name="T4_83"><text:s/></text:span><text:span text:style-name="T4_84">and</text:span><text:span text:style-name="T4_85"><text:s/></text:span><text:span text:style-name="T4_86">quotes</text:span><text:span text:style-name="T4_87">.<text:s/></text:span><text:span text:style-name="T4_88">For</text:span><text:span text:style-name="T4_89"><text:s/></text:span><text:span text:style-name="T4_90">example</text:span><text:span text:style-name="T4_91">,<text:s/></text:span><text:span text:style-name="T4_92">when</text:span><text:span text:style-name="T4_93"><text:s/></text:span><text:span text:style-name="T4_94">we</text:span><text:span text:style-name="T4_95"><text:s/></text:span><text:span text:style-name="T4_96">want</text:span><text:span text:style-name="T4_97"><text:s/></text:span><text:span text:style-name="T4_98">to</text:span><text:span text:style-name="T4_99"><text:s/></text:span><text:span text:style-name="T4_100">be</text:span><text:span text:style-name="T4_101"><text:s/></text:span><text:span text:style-name="T4_102">able</text:span><text:span text:style-name="T4_103"><text:s/></text:span><text:span text:style-name="T4_104">to</text:span><text:span text:style-name="T4_105"><text:s/></text:span><text:span text:style-name="T4_106">use</text:span><text:span text:style-name="T4_107"><text:s/></text:span><text:span text:style-name="T4_108">objects</text:span><text:span text:style-name="T4_109"><text:s/></text:span><text:span text:style-name="T4_110">like</text:span><text:span text:style-name="T4_111"><text:s/></text:span><text:span text:style-name="T4_112">cout</text:span><text:span text:style-name="T4_113"><text:s/></text:span><text:span text:style-name="T4_114">or</text:span><text:span text:style-name="T4_115"><text:s/></text:span><text:span text:style-name="T4_116">cin</text:span><text:span text:style-name="T4_117">,<text:s/></text:span><text:span text:style-name="T4_118">we</text:span><text:span text:style-name="T4_119"><text:s/></text:span><text:span text:style-name="T4_120">need</text:span><text:span text:style-name="T4_121"><text:s/></text:span><text:span text:style-name="T4_122">to</text:span><text:span text:style-name="T4_123"><text:s/></text:span><text:span text:style-name="T4_124">include</text:span><text:span text:style-name="T4_125"><text:s/></text:span><text:span text:style-name="T4_126">the</text:span><text:span text:style-name="T4_127"><text:s/></text:span><text:span text:style-name="T4_128">iostream</text:span><text:span text:style-name="T4_129"><text:s/></text:span><text:span text:style-name="T4_130">system</text:span><text:span text:style-name="T4_131"><text:s/></text:span><text:span text:style-name="T4_132">library</text:span><text:span text:style-name="T4_133">:<text:s/>#</text:span><text:span text:style-name="T4_134">include</text:span><text:span text:style-name="T4_135"><text:s/>&lt;</text:span><text:span text:style-name="T4_136">iostream</text:span><text:span text:style-name="T4_137">&gt;<text:s/></text:span></text:p>
      <text:p text:style-name="P5"><text:span text:style-name="T5_1"><text:tab/></text:span><text:span text:style-name="T5_2">If</text:span><text:span text:style-name="T5_3"><text:s/></text:span><text:span text:style-name="T5_4">we</text:span><text:span text:style-name="T5_5"><text:s/></text:span><text:span text:style-name="T5_6">want</text:span><text:span text:style-name="T5_7"><text:s/></text:span><text:span text:style-name="T5_8">to</text:span><text:span text:style-name="T5_9"><text:s/></text:span><text:span text:style-name="T5_10">include</text:span><text:span text:style-name="T5_11"><text:s/></text:span><text:span text:style-name="T5_12">a</text:span><text:span text:style-name="T5_13"><text:s/></text:span><text:span text:style-name="T5_14">file</text:span><text:span text:style-name="T5_15">,<text:s/></text:span><text:span text:style-name="T5_16">such</text:span><text:span text:style-name="T5_17"><text:s/></text:span><text:span text:style-name="T5_18">as</text:span><text:span text:style-name="T5_19"><text:s/></text:span><text:span text:style-name="T5_20">a</text:span><text:span text:style-name="T5_21"><text:s/></text:span><text:span text:style-name="T5_22">file</text:span><text:span text:style-name="T5_23"><text:s/></text:span><text:span text:style-name="T5_24">named</text:span><text:span text:style-name="T5_25"><text:s/></text:span><text:span text:style-name="T5_26">myFile</text:span><text:span text:style-name="T5_27">.</text:span><text:span text:style-name="T5_28">cpp</text:span><text:span text:style-name="T5_29">,<text:s/></text:span><text:span text:style-name="T5_30">we</text:span><text:span text:style-name="T5_31"><text:s/></text:span><text:span text:style-name="T5_32">can</text:span><text:span text:style-name="T5_33"><text:s/></text:span><text:span text:style-name="T5_34">write</text:span><text:span text:style-name="T5_35">:<text:s/>#</text:span><text:span text:style-name="T5_36">include</text:span><text:span text:style-name="T5_37"><text:s/>“</text:span><text:span text:style-name="T5_38">myFile</text:span><text:span text:style-name="T5_39">.</text:span><text:span text:style-name="T5_40">cpp</text:span><text:span text:style-name="T5_41">”.<text:s/></text:span><text:span text:style-name="T5_42">However</text:span><text:span text:style-name="T5_43">,<text:s/></text:span><text:span text:style-name="T5_44">when</text:span><text:span text:style-name="T5_45"><text:s/></text:span><text:span text:style-name="T5_46">we</text:span><text:span text:style-name="T5_47"><text:s/></text:span><text:span text:style-name="T5_48">include</text:span><text:span text:style-name="T5_49"><text:s/></text:span><text:span text:style-name="T5_50">files</text:span><text:span text:style-name="T5_51">,<text:s/></text:span><text:span text:style-name="T5_52">they</text:span><text:span text:style-name="T5_53"><text:s/></text:span><text:span text:style-name="T5_54">must</text:span><text:span text:style-name="T5_55"><text:s/></text:span><text:span text:style-name="T5_56">be</text:span><text:span text:style-name="T5_57"><text:s/></text:span><text:span text:style-name="T5_58">local</text:span><text:span text:style-name="T5_59"><text:s/></text:span><text:span text:style-name="T5_60">files</text:span><text:span text:style-name="T5_61"><text:s/></text:span><text:span text:style-name="T5_62">meaning</text:span><text:span text:style-name="T5_63"><text:s/></text:span><text:span text:style-name="T5_64">that</text:span><text:span text:style-name="T5_65"><text:s/></text:span><text:span text:style-name="T5_66">the</text:span><text:span text:style-name="T5_67"><text:s/></text:span><text:span text:style-name="T5_68">files</text:span><text:span text:style-name="T5_69"><text:s/></text:span><text:span text:style-name="T5_70">must</text:span><text:span text:style-name="T5_71"><text:s/></text:span><text:span text:style-name="T5_72">be</text:span><text:span text:style-name="T5_73"><text:s/></text:span><text:span text:style-name="T5_74">in</text:span><text:span text:style-name="T5_75"><text:s/></text:span><text:span text:style-name="T5_76">the</text:span><text:span text:style-name="T5_77"><text:s/></text:span><text:span text:style-name="T5_78">same</text:span><text:span text:style-name="T5_79"><text:s/></text:span><text:span text:style-name="T5_80">directory</text:span><text:span text:style-name="T5_81"><text:s/></text:span><text:span text:style-name="T5_82">as</text:span><text:span text:style-name="T5_83"><text:s/></text:span><text:span text:style-name="T5_84">the</text:span><text:span text:style-name="T5_85"><text:s/></text:span><text:span text:style-name="T5_86">file</text:span><text:span text:style-name="T5_87"><text:s/></text:span><text:span text:style-name="T5_88">that</text:span><text:span text:style-name="T5_89"><text:s/></text:span><text:span text:style-name="T5_90">it</text:span><text:span text:style-name="T5_91"><text:s/></text:span><text:span text:style-name="T5_92">will</text:span><text:span text:style-name="T5_93"><text:s/></text:span><text:span text:style-name="T5_94">be</text:span><text:span text:style-name="T5_95"><text:s/></text:span><text:span text:style-name="T5_96">included</text:span><text:span text:style-name="T5_97"><text:s/></text:span><text:span text:style-name="T5_98">into</text:span><text:span text:style-name="T5_99">.<text:s/></text:span></text:p>
      <text:p text:style-name="P6"/>
      <text:p text:style-name="P7"><text:span text:style-name="T7_1">Some</text:span><text:span text:style-name="T7_2"><text:s/></text:span><text:span text:style-name="T7_3">important</text:span><text:span text:style-name="T7_4"><text:s/></text:span><text:span text:style-name="T7_5">preprocessors</text:span><text:span text:style-name="T7_6">: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8"><text:span text:style-name="T8_1">Preprocessor</text:span></text:p>
          </table:table-cell>
          <table:table-cell table:style-name="Cell2">
            <text:p text:style-name="P9"><text:span text:style-name="T9_1"><text:s/></text:span><text:span text:style-name="T9_2">Stands</text:span><text:span text:style-name="T9_3"><text:s/></text:span><text:span text:style-name="T9_4">for</text:span></text:p>
          </table:table-cell>
          <table:table-cell table:style-name="Cell3">
            <text:p text:style-name="P10"><text:span text:style-name="T10_1">Some</text:span><text:span text:style-name="T10_2"><text:s/></text:span><text:span text:style-name="T10_3">common</text:span><text:span text:style-name="T10_4"><text:s/></text:span><text:span text:style-name="T10_5">functions</text:span></text:p>
          </table:table-cell>
        </table:table-row>
        <table:table-row table:style-name="Row2">
          <table:table-cell table:style-name="Cell4">
            <text:p text:style-name="P11"><text:span text:style-name="T11_1">#</text:span><text:span text:style-name="T11_2">include</text:span><text:span text:style-name="T11_3"><text:s/>&lt;</text:span><text:span text:style-name="T11_4">iostream</text:span><text:span text:style-name="T11_5">&gt;</text:span></text:p>
          </table:table-cell>
          <table:table-cell table:style-name="Cell5">
            <text:p text:style-name="P12"><text:span text:style-name="T12_1">Input</text:span><text:span text:style-name="T12_2"><text:s/></text:span><text:span text:style-name="T12_3">output</text:span><text:span text:style-name="T12_4"><text:s/></text:span><text:span text:style-name="T12_5">stream</text:span></text:p>
          </table:table-cell>
          <table:table-cell table:style-name="Cell6">
            <text:p text:style-name="P13"><text:span text:style-name="T13_1">cout</text:span><text:span text:style-name="T13_2"><text:s/>&lt;&lt;<text:s/>,<text:s/></text:span><text:span text:style-name="T13_3">cin</text:span><text:span text:style-name="T13_4"><text:s/>&gt;&gt;</text:span></text:p>
          </table:table-cell>
        </table:table-row>
        <table:table-row table:style-name="Row3">
          <table:table-cell table:style-name="Cell7">
            <text:p text:style-name="P14"><text:span text:style-name="T14_1">#</text:span><text:span text:style-name="T14_2">include</text:span><text:span text:style-name="T14_3"><text:s/>&lt;</text:span><text:span text:style-name="T14_4">cstdlib</text:span><text:span text:style-name="T14_5">&gt;</text:span></text:p>
          </table:table-cell>
          <table:table-cell table:style-name="Cell8">
            <text:p text:style-name="P15"><text:span text:style-name="T15_1">C</text:span><text:span text:style-name="T15_2"><text:s/></text:span><text:span text:style-name="T15_3">standard</text:span><text:span text:style-name="T15_4"><text:s/></text:span><text:span text:style-name="T15_5">library</text:span></text:p>
          </table:table-cell>
          <table:table-cell table:style-name="Cell9">
            <text:p text:style-name="P16"><text:span text:style-name="T16_1">Rand</text:span><text:span text:style-name="T16_2">(),<text:s/></text:span><text:span text:style-name="T16_3">abs</text:span><text:span text:style-name="T16_4">(),<text:s/></text:span><text:span text:style-name="T16_5">NULL</text:span></text:p>
          </table:table-cell>
        </table:table-row>
        <table:table-row table:style-name="Row4">
          <table:table-cell table:style-name="Cell10">
            <text:p text:style-name="P17"><text:span text:style-name="T17_1">#</text:span><text:span text:style-name="T17_2">include</text:span><text:span text:style-name="T17_3"><text:s/>&lt;</text:span><text:span text:style-name="T17_4">cmath</text:span><text:span text:style-name="T17_5">&gt;</text:span></text:p>
          </table:table-cell>
          <table:table-cell table:style-name="Cell11">
            <text:p text:style-name="P18"><text:span text:style-name="T18_1">C</text:span><text:span text:style-name="T18_2"><text:s/></text:span><text:span text:style-name="T18_3">math</text:span><text:span text:style-name="T18_4"><text:s/></text:span><text:span text:style-name="T18_5">library</text:span></text:p>
          </table:table-cell>
          <table:table-cell table:style-name="Cell12">
            <text:p text:style-name="P19"><text:span text:style-name="T19_1">pow</text:span><text:span text:style-name="T19_2">(),<text:s/></text:span><text:span text:style-name="T19_3">sqrt</text:span><text:span text:style-name="T19_4">(),<text:s/></text:span><text:span text:style-name="T19_5">cos</text:span><text:span text:style-name="T19_6">(),<text:s/></text:span><text:span text:style-name="T19_7">tan</text:span><text:span text:style-name="T19_8">(),<text:s/></text:span><text:span text:style-name="T19_9">sin</text:span><text:span text:style-name="T19_10">()</text:span></text:p>
          </table:table-cell>
        </table:table-row>
        <table:table-row table:style-name="Row5">
          <table:table-cell table:style-name="Cell13">
            <text:p text:style-name="P20"><text:span text:style-name="T20_1">#</text:span><text:span text:style-name="T20_2">include</text:span><text:span text:style-name="T20_3"><text:s/>&lt;</text:span><text:span text:style-name="T20_4">iomanip</text:span><text:span text:style-name="T20_5">&gt;</text:span></text:p>
          </table:table-cell>
          <table:table-cell table:style-name="Cell14">
            <text:p text:style-name="P21"><text:span text:style-name="T21_1">IO</text:span><text:span text:style-name="T21_2"><text:s/></text:span><text:span text:style-name="T21_3">Manipulators</text:span></text:p>
          </table:table-cell>
          <table:table-cell table:style-name="Cell15">
            <text:p text:style-name="P22"><text:span text:style-name="T22_1">get</text:span><text:span text:style-name="T22_2">_</text:span><text:span text:style-name="T22_3">money</text:span><text:span text:style-name="T22_4">(),<text:s/></text:span><text:span text:style-name="T22_5">get</text:span><text:span text:style-name="T22_6">_</text:span><text:span text:style-name="T22_7">time</text:span><text:span text:style-name="T22_8">(),<text:s/></text:span><text:span text:style-name="T22_9">put</text:span><text:span text:style-name="T22_10">_</text:span><text:span text:style-name="T22_11">time</text:span><text:span text:style-name="T22_12">()</text:span></text:p>
          </table:table-cell>
        </table:table-row>
        <table:table-row table:style-name="Row6">
          <table:table-cell table:style-name="Cell16">
            <text:p text:style-name="P23"><text:span text:style-name="T23_1">#</text:span><text:span text:style-name="T23_2">include</text:span><text:span text:style-name="T23_3"><text:s/>&lt;</text:span><text:span text:style-name="T23_4">ctime</text:span><text:span text:style-name="T23_5">&gt;</text:span></text:p>
          </table:table-cell>
          <table:table-cell table:style-name="Cell17">
            <text:p text:style-name="P24"><text:span text:style-name="T24_1">C</text:span><text:span text:style-name="T24_2"><text:s/></text:span><text:span text:style-name="T24_3">time</text:span><text:span text:style-name="T24_4"><text:s/></text:span><text:span text:style-name="T24_5">library</text:span></text:p>
          </table:table-cell>
          <table:table-cell table:style-name="Cell18">
            <text:p text:style-name="P25"><text:span text:style-name="T25_1">clock</text:span><text:span text:style-name="T25_2">(),<text:s/></text:span><text:span text:style-name="T25_3">time</text:span><text:span text:style-name="T25_4">(),<text:s/></text:span><text:span text:style-name="T25_5">ctime</text:span><text:span text:style-name="T25_6">()</text:span></text:p>
          </table:table-cell>
        </table:table-row>
      </table:table>
      <text:p text:style-name="P26"/>
      <text:p text:style-name="P27"/>
      <text:p text:style-name="P28"/>
      <text:p text:style-name="P29"/>
      <text:p text:style-name="P3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